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paragraph-rsid="000f8b9a"/>
    </style:style>
    <style:style style:name="P2" style:family="paragraph" style:parent-style-name="Standard">
      <style:text-properties fo:color="#000000" loext:opacity="100%" style:font-name="Times New Roman" fo:font-size="12pt" fo:language="en" fo:country="US" fo:font-weight="bold" officeooo:rsid="000f8b9a" officeooo:paragraph-rsid="000f8b9a" fo:background-color="transparent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color="#000000" loext:opacity="100%" style:font-name="Times New Roman" fo:font-size="12pt" fo:font-weight="bold" fo:background-color="transparent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in" fo:margin-right="0in" fo:text-indent="0in" style:auto-text-indent="false"/>
      <style:text-properties fo:color="#000000" loext:opacity="100%" style:font-name="Times New Roman" fo:font-size="12pt" fo:font-weight="bold" officeooo:paragraph-rsid="0014d567" fo:background-color="transparent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in" fo:margin-right="0in" fo:text-indent="0in" style:auto-text-indent="false"/>
      <style:text-properties fo:color="#000000" loext:opacity="100%" style:font-name="Times New Roman" fo:font-size="12pt" fo:language="ru" fo:country="RU" fo:font-style="italic" fo:font-weight="normal" officeooo:rsid="0014d567" officeooo:paragraph-rsid="0014d567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text-properties style:font-name="Times New Roman" fo:font-size="12pt" officeooo:paragraph-rsid="000f8b9a" style:font-size-asian="12pt" style:font-size-complex="12pt"/>
    </style:style>
    <style:style style:name="P7" style:family="paragraph" style:parent-style-name="Standard">
      <style:text-properties style:font-name="Times New Roman" fo:font-size="12pt" fo:language="en" fo:country="US" officeooo:rsid="000f8b9a" officeooo:paragraph-rsid="000f8b9a" style:font-size-asian="12pt" style:font-size-complex="12pt"/>
    </style:style>
    <style:style style:name="P8" style:family="paragraph" style:parent-style-name="Standard">
      <style:text-properties style:font-name="Times New Roman" fo:font-size="12pt" fo:language="en" fo:country="US" officeooo:rsid="00114069" officeooo:paragraph-rsid="00114069" style:font-size-asian="12pt" style:font-size-complex="12pt"/>
    </style:style>
    <style:style style:name="P9" style:family="paragraph" style:parent-style-name="Standard">
      <style:text-properties style:font-name="Times New Roman" fo:font-size="12pt" fo:language="en" fo:country="US" fo:font-weight="bold" officeooo:rsid="000f8b9a" officeooo:paragraph-rsid="000f8b9a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Times New Roman" fo:font-size="12pt" fo:language="en" fo:country="US" fo:font-weight="bold" officeooo:rsid="0014d567" officeooo:paragraph-rsid="0014d567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2pt" fo:language="en" fo:country="US" fo:font-style="italic" fo:font-weight="bold" officeooo:rsid="0014d567" officeooo:paragraph-rsid="0014d567" style:font-size-asian="12pt" style:font-style-asian="italic" style:font-weight-asian="bold" style:font-size-complex="12pt" style:font-style-complex="italic" style:font-weight-complex="bold"/>
    </style:style>
    <style:style style:name="P12" style:family="paragraph" style:parent-style-name="Standard">
      <style:text-properties style:font-name="Times New Roman" fo:font-size="12pt" fo:language="ru" fo:country="RU" fo:font-style="italic" fo:font-weight="normal" officeooo:rsid="0014d567" officeooo:paragraph-rsid="0014d567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text-properties style:font-name="Times New Roman" fo:font-size="12pt" fo:language="ru" fo:country="RU" fo:font-style="normal" fo:font-weight="bold" officeooo:rsid="0014d567" officeooo:paragraph-rsid="0014d567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text-align="center" style:justify-single-word="false" fo:break-before="page"/>
      <style:text-properties style:font-name="Times New Roman" fo:font-size="16pt" fo:language="ru" fo:country="RU" fo:font-weight="bold" officeooo:rsid="001553a2" officeooo:paragraph-rsid="001553a2" style:font-size-asian="14pt" style:font-weight-asian="bold" style:font-size-complex="16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6pt" fo:language="ru" fo:country="RU" fo:font-style="normal" fo:font-weight="bold" officeooo:rsid="0014d567" officeooo:paragraph-rsid="0014d567" style:font-size-asian="16pt" style:font-style-asian="normal" style:font-weight-asian="bold" style:font-size-complex="16pt" style:font-style-complex="normal" style:font-weight-complex="bold"/>
    </style:style>
    <style:style style:name="P16" style:family="paragraph" style:parent-style-name="Standard">
      <style:paragraph-properties fo:text-align="center" style:justify-single-word="false" style:writing-mode="lr-tb"/>
      <style:text-properties style:font-name="Times New Roman" fo:font-size="14pt" officeooo:paragraph-rsid="00137486" style:font-size-asian="14pt" style:font-name-complex="Arial" style:font-size-complex="14pt"/>
    </style:style>
    <style:style style:name="P17" style:family="paragraph" style:parent-style-name="Standard">
      <style:paragraph-properties fo:text-align="start" style:justify-single-word="false" style:writing-mode="lr-tb"/>
      <style:text-properties style:font-name="Times New Roman" fo:font-size="14pt" officeooo:paragraph-rsid="00137486" style:font-size-asian="14pt" style:font-name-complex="Arial" style:font-size-complex="14pt"/>
    </style:style>
    <style:style style:name="P18" style:family="paragraph" style:parent-style-name="Standard">
      <style:paragraph-properties fo:text-align="start" style:justify-single-word="false" style:writing-mode="lr-tb"/>
      <style:text-properties style:font-name="Times New Roman" fo:font-size="14pt" fo:language="en" fo:country="US" officeooo:paragraph-rsid="00137486" style:font-size-asian="14pt" style:font-name-complex="Arial" style:font-size-complex="14pt"/>
    </style:style>
    <style:style style:name="P19" style:family="paragraph" style:parent-style-name="Standard">
      <loext:graphic-properties draw:fill="solid" draw:fill-color="#ffffff"/>
      <style:paragraph-properties fo:margin-left="0in" fo:margin-right="0in" fo:text-align="center" style:justify-single-word="false" fo:text-indent="0in" style:auto-text-indent="false" fo:background-color="#ffffff" style:writing-mode="lr-tb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officeooo:paragraph-rsid="00137486"/>
    </style:style>
    <style:style style:name="P20" style:family="paragraph" style:parent-style-name="По_20_умолчанию">
      <loext:graphic-properties draw:fill="solid" draw:fill-color="#ffffff"/>
      <style:paragraph-properties fo:margin-left="0in" fo:margin-right="0in" fo:text-align="center" style:justify-single-word="false" fo:text-indent="0.1256in" style:auto-text-indent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officeooo:paragraph-rsid="00137486"/>
    </style:style>
    <style:style style:name="P21" style:family="paragraph" style:parent-style-name="Standard">
      <style:paragraph-properties fo:text-align="center" style:justify-single-word="false" style:writing-mode="lr-tb"/>
      <style:text-properties officeooo:paragraph-rsid="00137486"/>
    </style:style>
    <style:style style:name="P22" style:family="paragraph" style:parent-style-name="Standard">
      <style:paragraph-properties fo:text-align="end" style:justify-single-word="false" style:writing-mode="lr-tb"/>
      <style:text-properties officeooo:paragraph-rsid="00137486"/>
    </style:style>
    <style:style style:name="P23" style:family="paragraph" style:parent-style-name="По_20_умолчанию">
      <loext:graphic-properties draw:fill="solid" draw:fill-color="#ffffff"/>
      <style:paragraph-properties fo:text-align="center" style:justify-single-word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fo:font-size="14pt" fo:letter-spacing="0.0008in" officeooo:paragraph-rsid="00137486" style:font-size-asian="14pt" style:font-name-complex="Arial" style:font-size-complex="14pt"/>
    </style:style>
    <style:style style:name="P24" style:family="paragraph" style:parent-style-name="По_20_умолчанию">
      <loext:graphic-properties draw:fill="solid" draw:fill-color="#ffffff"/>
      <style:paragraph-properties fo:margin-left="0in" fo:margin-right="0in" fo:text-align="center" style:justify-single-word="false" fo:text-indent="0.1256in" style:auto-text-indent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fo:font-size="14pt" officeooo:paragraph-rsid="00137486" style:font-size-asian="14pt" style:font-name-complex="Arial" style:font-size-complex="14pt"/>
    </style:style>
    <style:style style:name="P25" style:family="paragraph" style:parent-style-name="Standard">
      <loext:graphic-properties draw:fill="solid" draw:fill-color="#ffffff"/>
      <style:paragraph-properties fo:margin-left="0in" fo:margin-right="0in" fo:text-align="center" style:justify-single-word="false" fo:text-indent="0in" style:auto-text-indent="false" fo:background-color="#ffffff" style:writing-mode="lr-tb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font-size="14pt" officeooo:paragraph-rsid="00137486" style:font-size-asian="14pt" style:font-size-complex="14pt"/>
    </style:style>
    <style:style style:name="P26" style:family="paragraph" style:parent-style-name="Standard">
      <style:paragraph-properties fo:text-align="end" style:justify-single-word="false" style:writing-mode="lr-tb"/>
      <style:text-properties fo:font-size="14pt" officeooo:paragraph-rsid="00137486" style:font-size-asian="14pt" style:font-name-complex="Arial" style:font-size-complex="14pt"/>
    </style:style>
    <style:style style:name="P27" style:family="paragraph" style:parent-style-name="Standard">
      <style:paragraph-properties fo:text-align="center" style:justify-single-word="false" style:writing-mode="lr-tb"/>
      <style:text-properties fo:font-size="14pt" officeooo:paragraph-rsid="00137486" style:font-size-asian="14pt" style:font-name-complex="Arial" style:font-size-complex="14pt"/>
    </style:style>
    <style:style style:name="P28" style:family="paragraph" style:parent-style-name="Standard">
      <style:paragraph-properties fo:text-align="end" style:justify-single-word="false" style:writing-mode="lr-tb"/>
      <style:text-properties fo:font-size="14pt" fo:language="ru" fo:country="RU" officeooo:paragraph-rsid="00137486" style:font-size-asian="14pt" style:font-name-complex="Arial" style:font-size-complex="14pt"/>
    </style:style>
    <style:style style:name="P29" style:family="paragraph" style:parent-style-name="Standard">
      <style:paragraph-properties fo:text-align="center" style:justify-single-word="false" style:writing-mode="lr-tb"/>
      <style:text-properties fo:font-size="14pt" fo:language="en" fo:country="US" officeooo:rsid="000f8b9a" officeooo:paragraph-rsid="00137486" style:font-size-asian="14pt" style:font-name-complex="Arial" style:font-size-complex="14pt"/>
    </style:style>
    <style:style style:name="P30" style:family="paragraph" style:parent-style-name="Standard">
      <style:text-properties style:font-name="Times New Roman" fo:font-size="12pt" fo:language="en" fo:country="US" fo:font-weight="bold" officeooo:rsid="000f8b9a" officeooo:paragraph-rsid="000f8b9a" style:font-size-asian="12pt" style:font-weight-asian="bold" style:font-size-complex="12pt" style:font-weight-complex="bold"/>
    </style:style>
    <style:style style:name="P31" style:family="paragraph" style:parent-style-name="Standard">
      <style:text-properties style:font-name="Times New Roman" fo:font-size="12pt" fo:language="en" fo:country="US" fo:font-weight="bold" officeooo:rsid="00114069" officeooo:paragraph-rsid="00114069" style:font-size-asian="12pt" style:font-weight-asian="bold" style:font-size-complex="12pt" style:font-weight-complex="bold"/>
    </style:style>
    <style:style style:name="P32" style:family="paragraph" style:parent-style-name="Standard">
      <style:text-properties style:font-name="Times New Roman" fo:font-size="12pt" fo:language="en" fo:country="US" fo:font-weight="bold" officeooo:rsid="00184f19" officeooo:paragraph-rsid="00184f19" style:font-size-asian="12pt" style:font-weight-asian="bold" style:font-size-complex="12pt" style:font-weight-complex="bold"/>
    </style:style>
    <style:style style:name="P33" style:family="paragraph" style:parent-style-name="Standard">
      <style:text-properties style:font-name="Times New Roman" fo:font-size="12pt" fo:font-weight="bold" officeooo:paragraph-rsid="000f8b9a" style:font-size-asian="12pt" style:font-weight-asian="bold" style:font-size-complex="12pt" style:font-weight-complex="bold"/>
    </style:style>
    <style:style style:name="P34" style:family="paragraph" style:parent-style-name="Standard">
      <style:text-properties style:font-name="Times New Roman" fo:font-size="12pt" fo:language="ru" fo:country="RU" fo:font-style="italic" fo:font-weight="normal" officeooo:rsid="0014d567" officeooo:paragraph-rsid="000f8b9a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f8b9a"/>
    </style:style>
    <style:style style:name="T3" style:family="text">
      <style:text-properties fo:language="en" fo:country="US" officeooo:rsid="00137486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weight="normal" style:font-weight-asian="normal" style:font-weight-complex="normal"/>
    </style:style>
    <style:style style:name="T7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language="ru" fo:country="RU" fo:font-style="italic" fo:font-weight="normal" officeooo:rsid="0014d567" style:font-style-asian="italic" style:font-weight-asian="normal" style:font-style-complex="italic" style:font-weight-complex="normal"/>
    </style:style>
    <style:style style:name="T9" style:family="text">
      <style:text-properties fo:font-size="14pt" style:font-size-asian="14pt" style:font-name-complex="Arial" style:font-size-complex="14pt"/>
    </style:style>
    <style:style style:name="T10" style:family="text">
      <style:text-properties fo:font-size="14pt" fo:language="en" fo:country="US" style:font-size-asian="14pt" style:font-name-complex="Arial" style:font-size-complex="14pt"/>
    </style:style>
    <style:style style:name="T11" style:family="text">
      <style:text-properties fo:font-size="14pt" fo:language="en" fo:country="US" fo:font-weight="bold" officeooo:rsid="00137486" style:font-size-asian="14pt" style:font-weight-asian="bold" style:font-name-complex="Arial" style:font-size-complex="14pt" style:font-weight-complex="bold"/>
    </style:style>
    <style:style style:name="T12" style:family="text">
      <style:text-properties fo:font-size="14pt" fo:font-weight="bold" style:font-size-asian="14pt" style:font-weight-asian="bold" style:font-name-complex="Arial" style:font-size-complex="14pt" style:font-weight-complex="bold"/>
    </style:style>
    <style:style style:name="T13" style:family="text">
      <style:text-properties fo:font-size="14pt" fo:language="ru" fo:country="RU" fo:font-weight="bold" style:font-size-asian="14pt" style:font-weight-asian="bold" style:font-name-complex="Arial" style:font-size-complex="14pt" style:font-weight-complex="bold"/>
    </style:style>
    <style:style style:name="T14" style:family="text">
      <style:text-properties style:font-name="Times New Roman" fo:font-size="14pt" fo:letter-spacing="0.0008in" style:font-size-asian="14pt" style:font-name-complex="Arial" style:font-size-complex="14pt"/>
    </style:style>
    <style:style style:name="T15" style:family="text">
      <style:text-properties style:font-name="Times New Roman" fo:font-size="14pt" style:font-size-asian="14pt" style:font-name-complex="Arial" style:font-size-complex="14pt"/>
    </style:style>
    <style:style style:name="T16" style:family="text">
      <style:text-properties style:font-name="Times New Roman" fo:font-size="12pt" fo:language="en" fo:country="US" officeooo:rsid="000f8b9a" style:font-size-asian="12pt" style:font-size-complex="12pt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Федеральное государственное автономное</text:p>
      <text:p text:style-name="P23">образовательное учреждение высшего образования </text:p>
      <text:p text:style-name="P20"><text:span text:style-name="T14">«</text:span><text:span text:style-name="T15">Санкт-Петербургский национальный исследовательский университет</text:span></text:p>
      <text:p text:style-name="P24"><text:s/>ИТМО»</text:p>
      <text:p text:style-name="P19"/>
      <text:p text:style-name="P25">Факультет программной инженерии и компьютерной техники</text:p>
      <text:p text:style-name="P25">Направление подготовки: Информатика и вычислительная техника</text:p>
      <text:p text:style-name="P19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1"><text:span text:style-name="T12">Лабораторная работа №</text:span><text:span text:style-name="T11">2</text:span><text:span text:style-name="T12"> по дисциплине</text:span></text:p>
      <text:p text:style-name="P21"><text:span text:style-name="T12">“</text:span><text:span text:style-name="T13">Базы Данных</text:span><text:span text:style-name="T12">”</text:span></text:p>
      <text:p text:style-name="P21"><text:span text:style-name="T12">Вариант №</text:span><text:span text:style-name="T11">3478</text:span></text:p>
      <text:p text:style-name="P16"/>
      <text:p text:style-name="P16"/>
      <text:p text:style-name="P16"/>
      <text:p text:style-name="P17"/>
      <text:p text:style-name="P17"/>
      <text:p text:style-name="P16"/>
      <text:p text:style-name="P16"/>
      <text:p text:style-name="P17"/>
      <text:p text:style-name="P26">Студент: </text:p>
      <text:p text:style-name="P26">Корхонен Артём Андреевич</text:p>
      <text:p text:style-name="P22"><text:span text:style-name="T9">Группа </text:span><text:span text:style-name="T10">P3132</text:span></text:p>
      <text:p text:style-name="P26">Преподаватель: </text:p>
      <text:p text:style-name="P28">Гиря Максим Дмитриевич</text:p>
      <text:p text:style-name="P18"/>
      <text:p text:style-name="P18"/>
      <text:p text:style-name="P16"/>
      <text:p text:style-name="P1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7">Санкт-Петербург</text:p>
      <text:p text:style-name="P29">2025</text:p>
      <text:p text:style-name="P14">Выполнение заданий</text:p>
      <text:p text:style-name="P6"><text:span text:style-name="T2">1) </text:span>Сделать запрос для получения атрибутов из указанных таблиц, применив фильтры по указанным условиям:<text:line-break/>Таблицы: Н_ЛЮДИ, Н_СЕССИЯ.<text:line-break/>Вывести атрибуты: Н_ЛЮДИ.ИД, Н_СЕССИЯ.ЧЛВК_ИД.<text:line-break/>Фильтры (AND):<text:line-break/>a) Н_ЛЮДИ.ИМЯ = Николай.<text:line-break/>b) Н_СЕССИЯ.ЧЛВК_ИД = 100622.<text:line-break/>Вид соединения: RIGHT JOIN.</text:p>
      <text:p text:style-name="P7"/>
      <text:p text:style-name="P9">SELECT Н_ЛЮДИ.ИД, Н_СЕССИЯ.ЧЛВК_ИД</text:p>
      <text:p text:style-name="P9">FROM Н_ЛЮДИ</text:p>
      <text:p text:style-name="P9">RIGHT JOIN Н_СЕССИЯ</text:p>
      <text:p text:style-name="P9">ON Н_ЛЮДИ.ИД = Н_СЕССИЯ.ЧЛВК_ИД</text:p>
      <text:p text:style-name="P9">WHERE Н_ЛЮДИ.ИМЯ = 'Николай'</text:p>
      <text:p text:style-name="P9">AND <text:s/>Н_СЕССИЯ.ЧЛВК_ИД = 100622;</text:p>
      <text:p text:style-name="P9"/>
      <text:p text:style-name="P12">Результат:</text:p>
      <text:p text:style-name="P12"><text:s/>ИД | ЧЛВК_ИД</text:p>
      <text:p text:style-name="P12">----+---------</text:p>
      <text:p text:style-name="P12">(0 строк)<text:line-break/><text:line-break/>Такой результат связан с тем, что не человека с именем Николай и ИД 100622 одновременно<text:line-break/></text:p>
      <text:p text:style-name="P7"/>
      <text:p text:style-name="P6"><text:span text:style-name="T2">2) </text:span>Сделать запрос для получения атрибутов из указанных таблиц, применив фильтры по указанным условиям:<text:line-break/>Таблицы: Н_ЛЮДИ, Н_ОБУЧЕНИЯ, Н_УЧЕНИКИ.<text:line-break/>Вывести атрибуты: Н_ЛЮДИ.ФАМИЛИЯ, Н_ОБУЧЕНИЯ.НЗК, Н_УЧЕНИКИ.ИД.<text:line-break/>Фильтры: (AND)<text:line-break/>a) Н_ЛЮДИ.ИД = 152862.<text:line-break/>b) Н_ОБУЧЕНИЯ.ЧЛВК_ИД &gt; 105590.<text:line-break/>c) Н_УЧЕНИКИ.НАЧАЛО = 1996-09-01.<text:line-break/>Вид соединения: LEFT JOIN.</text:p>
      <text:p text:style-name="P7"/>
      <text:p text:style-name="P9">SELECT Н_ЛЮДИ.ФАМИЛИЯ, Н_ОБУЧЕНИЯ.НЗК, Н_УЧЕНИКИ.ИД, Н_УЧЕНИКИ.НАЧАЛО</text:p>
      <text:p text:style-name="P9">FROM Н_ЛЮДИ</text:p>
      <text:p text:style-name="P9">LEFT JOIN Н_ОБУЧЕНИЯ ON Н_ЛЮДИ.ИД = Н_ОБУЧЕНИЯ.ЧЛВК_ИД</text:p>
      <text:p text:style-name="P9">LEFT JOIN Н_УЧЕНИКИ ON Н_ЛЮДИ.ИД = Н_УЧЕНИКИ.ЧЛВК_ИД</text:p>
      <text:p text:style-name="P9">WHERE Н_ЛЮДИ.ИД = 152862</text:p>
      <text:p text:style-name="P9">AND Н_ОБУЧЕНИЯ.ЧЛВК_ИД &gt; 105590</text:p>
      <text:p text:style-name="P9">AND Н_УЧЕНИКИ.НАЧАЛО = '1996-09-01';</text:p>
      <text:p text:style-name="P33"/>
      <text:p text:style-name="P12">Результат:<text:line-break/> ФАМИЛИЯ | НЗК | ИД | НАЧАЛО</text:p>
      <text:p text:style-name="P12">---------+-----+----+--------</text:p>
      <text:p text:style-name="P12">(0 строк)</text:p>
      <text:p text:style-name="P12"/>
      <text:p text:style-name="P12">Такой результат связан с тем, что человек с ИД 152862 начал обучение в другую<text:span text:style-name="T1">(</text:span>ие) даты</text:p>
      <text:p text:style-name="P7"/>
      <text:p text:style-name="P7"/>
      <text:p text:style-name="P1"><text:soft-page-break/><text:span text:style-name="T16">3) </text:span>Составить запрос, который ответит на вопрос, есть ли среди студентов вечерней формы обучения люди без ИНН.</text:p>
      <text:p text:style-name="P7"/>
      <text:p text:style-name="P9">SELECT EXISTS(</text:p>
      <text:p text:style-name="P9"><text:tab/>SELECT 1</text:p>
      <text:p text:style-name="P9"><text:tab/>FROM Н_ЛЮДИ</text:p>
      <text:p text:style-name="P9"><text:tab/>INNER JOIN Н_УЧЕНИКИ ON Н_ЛЮДИ.ИД = Н_УЧЕНИКИ.ЧЛВК_ИД</text:p>
      <text:p text:style-name="P9"><text:tab/>INNER JOIN Н_ПЛАНЫ ON Н_УЧЕНИКИ.ПЛАН_ИД = Н_ПЛАНЫ.ПЛАН_ИД</text:p>
      <text:p text:style-name="P9"><text:tab/>INNER JOIN Н_ФОРМЫ_ОБУЧЕНИЯ ON Н_ПЛАНЫ.ФО_ИД = Н_ФОРМЫ_ОБУЧЕНИЯ.ИД</text:p>
      <text:p text:style-name="P9"><text:tab/>WHERE Н_ЛЮДИ.ИНН IS NULL</text:p>
      <text:p text:style-name="P9"><text:tab/>AND UPPER(Н_ФОРМЫ_ОБУЧЕНИЯ.НАИМЕНОВАНИЕ) = 'ОЧНО-ЗАОЧНАЯ(ВЕЧЕРНЯЯ)'</text:p>
      <text:p text:style-name="P9">);</text:p>
      <text:p text:style-name="P9"/>
      <text:p text:style-name="P12">Результат:<text:line-break/> exists</text:p>
      <text:p text:style-name="P12">--------</text:p>
      <text:p text:style-name="P12"><text:s/>t</text:p>
      <text:p text:style-name="P12">(1 строка)<text:line-break/><text:line-break/>Ответ: Да</text:p>
      <text:p text:style-name="P7"/>
      <text:p text:style-name="P6"><text:span text:style-name="T2">4)</text:span><text:span text:style-name="T3"> </text:span>Найти группы, в которых в 2011 году было более 5 обучающихся студентов на ФКТИУ.<text:line-break/>Для реализации использовать подзапрос.</text:p>
      <text:p text:style-name="P7"/>
      <text:p text:style-name="P9">SELECT <text:span text:style-name="T5">ГРУППА</text:span></text:p>
      <text:p text:style-name="P9">FROM Н_ГРУППЫ_ПЛАНОВ</text:p>
      <text:p text:style-name="P9">WHERE ПЛАН_ИД IN (</text:p>
      <text:p text:style-name="P9"><text:tab/>SELECT ИД</text:p>
      <text:p text:style-name="P9"><text:tab/>FROM Н_ПЛАНЫ</text:p>
      <text:p text:style-name="P9"><text:tab/>WHERE ОТД_ИД = (</text:p>
      <text:p text:style-name="P9"><text:tab/><text:tab/>SELECT ИД</text:p>
      <text:p text:style-name="P9"><text:tab/><text:tab/>FROM Н_ОТДЕЛЫ</text:p>
      <text:p text:style-name="P9"><text:tab/><text:tab/>WHERE КОРОТКОЕ_ИМЯ = 'КТиУ'</text:p>
      <text:p text:style-name="P9"><text:tab/>)</text:p>
      <text:p text:style-name="P9">)</text:p>
      <text:p text:style-name="P9">AND (</text:p>
      <text:p text:style-name="P9"><text:tab/>SELECT COUNT(*)</text:p>
      <text:p text:style-name="P9"><text:tab/>FROM Н_УЧЕНИКИ</text:p>
      <text:p text:style-name="P9"><text:tab/>WHERE Н_УЧЕНИКИ.ГРУППА = Н_ГРУППЫ_ПЛАНОВ.ГРУППА</text:p>
      <text:p text:style-name="P9"><text:tab/>AND EXTRACT(YEAR FROM Н_УЧЕНИКИ.НАЧАЛО) &lt;= 2011</text:p>
      <text:p text:style-name="P9"><text:tab/>AND EXTRACT(YEAR FROM Н_УЧЕНИКИ.КОНЕЦ) &gt;= 2011</text:p>
      <text:p text:style-name="P9">) &gt; 5;<text:line-break/><text:line-break/><text:span text:style-name="T8">Результат:<text:line-break/> ГРУППА</text:span></text:p>
      <text:p text:style-name="P34">--------</text:p>
      <text:p text:style-name="P34"><text:s/>6111</text:p>
      <text:p text:style-name="P34"><text:s/>6113</text:p>
      <text:p text:style-name="P34"><text:s/>6103</text:p>
      <text:p text:style-name="P34"><text:s/>5113</text:p>
      <text:p text:style-name="P9"><text:soft-page-break/><text:span text:style-name="T8"><text:s/>6114</text:span></text:p>
      <text:p text:style-name="P34"><text:s/>5114</text:p>
      <text:p text:style-name="P34"><text:s/>6101</text:p>
      <text:p text:style-name="P34"><text:s/>6111</text:p>
      <text:p text:style-name="P34"><text:s/>6113</text:p>
      <text:p text:style-name="P34"><text:s/>6113</text:p>
      <text:p text:style-name="P34"><text:s/>6103</text:p>
      <text:p text:style-name="P34"><text:s/>6102</text:p>
      <text:p text:style-name="P34"><text:s/>5113</text:p>
      <text:p text:style-name="P34"><text:s/>6114</text:p>
      <text:p text:style-name="P34"><text:s/>5114</text:p>
      <text:p text:style-name="P34"><text:s/>6101</text:p>
      <text:p text:style-name="P34"><text:s/>5508</text:p>
      <text:p text:style-name="P34"><text:s/>3120</text:p>
      <text:p text:style-name="P34"><text:s/>3508</text:p>
      <text:p text:style-name="P34"><text:s/>6114</text:p>
      <text:p text:style-name="P34"><text:s/>3125</text:p>
      <text:p text:style-name="P34"><text:s/>2125</text:p>
      <text:p text:style-name="P34"><text:s/>3508</text:p>
      <text:p text:style-name="P34"><text:s/>6125</text:p>
      <text:p text:style-name="P34"><text:s/>5508</text:p>
      <text:p text:style-name="P34"><text:s/>3100</text:p>
      <text:p text:style-name="P34"><text:s/>3101</text:p>
      <text:p text:style-name="P34"><text:s/>2100</text:p>
      <text:p text:style-name="P34"><text:s/>2101</text:p>
      <text:p text:style-name="P34"><text:s/>4101</text:p>
      <text:p text:style-name="P34"><text:s/>4100</text:p>
      <text:p text:style-name="P34"><text:s/>1108</text:p>
      <text:p text:style-name="P34"><text:s/>1508</text:p>
      <text:p text:style-name="P34"><text:s/>1508</text:p>
      <text:p text:style-name="P34"><text:s/>5125</text:p>
      <text:p text:style-name="P34"><text:s/>5125</text:p>
      <text:p text:style-name="P34"><text:s/>6125</text:p>
      <text:p text:style-name="P34"><text:s/>6120</text:p>
      <text:p text:style-name="P34"><text:s/>5120</text:p>
      <text:p text:style-name="P34"><text:s/>5111</text:p>
      <text:p text:style-name="P34"><text:s/>5113</text:p>
      <text:p text:style-name="P34"><text:s/>5114</text:p>
      <text:p text:style-name="P34"><text:s/>6508</text:p>
      <text:p text:style-name="P34"><text:s/>6125</text:p>
      <text:p text:style-name="P34"><text:s/>5125</text:p>
      <text:p text:style-name="P34"><text:s/>5111</text:p>
      <text:p text:style-name="P34"><text:s/>2103</text:p>
      <text:p text:style-name="P34">--More--(byte 306)</text:p>
      <text:p text:style-name="P9"/>
      <text:p text:style-name="P10"><text:span text:style-name="T17">(</text:span><text:span text:style-name="T7">выводить весь список не стал, поскольку в нём 627 строк)</text:span></text:p>
      <text:p text:style-name="P7"/>
      <text:p text:style-name="P6"><text:span text:style-name="T2">5) </text:span>Выведите таблицу со средним возрастом студентов во всех группах (Группа, Средний возраст), где средний возраст равен среднему возрасту в группе 1100.</text:p>
      <text:p text:style-name="P7"/>
      <text:p text:style-name="P9">WITH ГРУППЫ_С_ВОЗРАСТАМИ AS (</text:p>
      <text:p text:style-name="P9"><text:soft-page-break/><text:tab/>SELECT Н_УЧЕНИКИ.ГРУППА, ROUND(AVG(EXTRACT(YEAR FROM AGE(ДАТА_РОЖДЕНИЯ)))) AS СРЕДНИЙ_ВОЗРАСТ</text:p>
      <text:p text:style-name="P9"><text:tab/>FROM Н_ЛЮДИ</text:p>
      <text:p text:style-name="P9"><text:tab/>INNER JOIN Н_УЧЕНИКИ ON Н_ЛЮДИ.ИД = Н_УЧЕНИКИ.ЧЛВК_ИД</text:p>
      <text:p text:style-name="P9"><text:tab/>GROUP BY Н_УЧЕНИКИ.ГРУППА</text:p>
      <text:p text:style-name="P9">)</text:p>
      <text:p text:style-name="P9"/>
      <text:p text:style-name="P9"/>
      <text:p text:style-name="P9">SELECT ГРУППА, СРЕДНИЙ_ВОЗРАСТ</text:p>
      <text:p text:style-name="P9">FROM ГРУППЫ_С_ВОЗРАСТАМИ</text:p>
      <text:p text:style-name="P9">WHERE СРЕДНИЙ_ВОЗРАСТ = (</text:p>
      <text:p text:style-name="P9"><text:tab/>SELECT СРЕДНИЙ_ВОЗРАСТ</text:p>
      <text:p text:style-name="P9"><text:tab/>FROM ГРУППЫ_С_ВОЗРАСТАМИ</text:p>
      <text:p text:style-name="P9"><text:tab/>WHERE ГРУППА = '1100'</text:p>
      <text:p text:style-name="P9">);</text:p>
      <text:p text:style-name="P9"/>
      <text:p text:style-name="P12">Результат:</text:p>
      <text:p text:style-name="P12"><text:s/>ГРУППА | СРЕДНИЙ_ВОЗРАСТ</text:p>
      <text:p text:style-name="P12">--------+-----------------</text:p>
      <text:p text:style-name="P12"><text:s/>354 <text:s text:c="3"/>| <text:s text:c="13"/>32</text:p>
      <text:p text:style-name="P12"><text:s/>2508 <text:s text:c="2"/>| <text:s text:c="13"/>32</text:p>
      <text:p text:style-name="P12"><text:s/>551 <text:s text:c="3"/>| <text:s text:c="13"/>32</text:p>
      <text:p text:style-name="P12"><text:s/>2125 <text:s text:c="2"/>| <text:s text:c="13"/>32</text:p>
      <text:p text:style-name="P12"><text:s/>554 <text:s text:c="3"/>| <text:s text:c="13"/>32</text:p>
      <text:p text:style-name="P12"><text:s/>218 <text:s text:c="3"/>| <text:s text:c="13"/>32</text:p>
      <text:p text:style-name="P12"><text:s/>4106 <text:s text:c="2"/>| <text:s text:c="13"/>32</text:p>
      <text:p text:style-name="P12"><text:s/>6110 <text:s text:c="2"/>| <text:s text:c="13"/>32</text:p>
      <text:p text:style-name="P12"><text:s/>1539 <text:s text:c="2"/>| <text:s text:c="13"/>32</text:p>
      <text:p text:style-name="P12"><text:s/>495 <text:s text:c="3"/>| <text:s text:c="13"/>32</text:p>
      <text:p text:style-name="P12"><text:s/>3106 <text:s text:c="2"/>| <text:s text:c="13"/>32</text:p>
      <text:p text:style-name="P12"><text:s/>152 <text:s text:c="3"/>| <text:s text:c="13"/>32</text:p>
      <text:p text:style-name="P12"><text:s/>6538 <text:s text:c="2"/>| <text:s text:c="13"/>32</text:p>
      <text:p text:style-name="P12"><text:s/>2101 <text:s text:c="2"/>| <text:s text:c="13"/>32</text:p>
      <text:p text:style-name="P12"><text:s/>1538 <text:s text:c="2"/>| <text:s text:c="13"/>32</text:p>
      <text:p text:style-name="P12"><text:s/>155 <text:s text:c="3"/>| <text:s text:c="13"/>32</text:p>
      <text:p text:style-name="P12"><text:s/>552 <text:s text:c="3"/>| <text:s text:c="13"/>32</text:p>
      <text:p text:style-name="P12"><text:s/>1108 <text:s text:c="2"/>| <text:s text:c="13"/>32</text:p>
      <text:p text:style-name="P12"><text:s/>251 <text:s text:c="3"/>| <text:s text:c="13"/>32</text:p>
      <text:p text:style-name="P12"><text:s/>652 <text:s text:c="3"/>| <text:s text:c="13"/>32</text:p>
      <text:p text:style-name="P12"><text:s/>5113 <text:s text:c="2"/>| <text:s text:c="13"/>32</text:p>
      <text:p text:style-name="P12"><text:s/>550 <text:s text:c="3"/>| <text:s text:c="13"/>32</text:p>
      <text:p text:style-name="P12"><text:s/>450 <text:s text:c="3"/>| <text:s text:c="13"/>32</text:p>
      <text:p text:style-name="P12"><text:s/>654 <text:s text:c="3"/>| <text:s text:c="13"/>32</text:p>
      <text:p text:style-name="P12"><text:s/>595 <text:s text:c="3"/>| <text:s text:c="13"/>32</text:p>
      <text:p text:style-name="P12"><text:s/>255 <text:s text:c="3"/>| <text:s text:c="13"/>32</text:p>
      <text:p text:style-name="P12"><text:s/>239 <text:s text:c="3"/>| <text:s text:c="13"/>32</text:p>
      <text:p text:style-name="P12"><text:s/>6120 <text:s text:c="2"/>| <text:s text:c="13"/>32</text:p>
      <text:p text:style-name="P12"><text:s/>6111 <text:s text:c="2"/>| <text:s text:c="13"/>32</text:p>
      <text:p text:style-name="P12"><text:s/>3101 <text:s text:c="2"/>| <text:s text:c="13"/>32</text:p>
      <text:p text:style-name="P12"><text:s/>1100 <text:s text:c="2"/>| <text:s text:c="13"/>32</text:p>
      <text:p text:style-name="P12"><text:s/>1120 <text:s text:c="2"/>| <text:s text:c="13"/>32</text:p>
      <text:p text:style-name="P12"><text:s/>4895 <text:s text:c="2"/>| <text:s text:c="13"/>32</text:p>
      <text:p text:style-name="P12"><text:soft-page-break/><text:s/>339 <text:s text:c="3"/>| <text:s text:c="13"/>32</text:p>
      <text:p text:style-name="P12"><text:s/>3120 <text:s text:c="2"/>| <text:s text:c="13"/>32</text:p>
      <text:p text:style-name="P12"><text:s/>118 <text:s text:c="3"/>| <text:s text:c="13"/>32</text:p>
      <text:p text:style-name="P12">(36 строк)</text:p>
      <text:p text:style-name="P7"/>
      <text:p text:style-name="P6"><text:span text:style-name="T2">6) </text:span>Получить список студентов, отчисленных после первого сентября 2012 года с очной или заочной формы обучения (специальность: Программная инженерия). В результат включить:<text:line-break/>номер группы;<text:line-break/>номер, фамилию, имя и отчество студента;<text:line-break/>номер пункта приказа;<text:line-break/>Для реализации использовать подзапрос с EXISTS.</text:p>
      <text:p text:style-name="P7"/>
      <text:p text:style-name="P2">SELECT Н_УЧЕНИКИ.ГРУППА, Н_ЛЮДИ.ФАМИЛИЯ, Н_ЛЮДИ.ИМЯ, </text:p>
      <text:p text:style-name="P3">Н_ЛЮДИ.ОТЧЕСТВО, Н_УЧЕНИКИ.П_ПРКОК_ИД </text:p>
      <text:p text:style-name="P3">FROM Н_УЧЕНИКИ </text:p>
      <text:p text:style-name="P3">INNER JOIN Н_ЛЮДИ ON Н_УЧЕНИКИ.ЧЛВК_ИД = Н_ЛЮДИ.ИД </text:p>
      <text:p text:style-name="P3">WHERE Н_УЧЕНИКИ.ПРИЗНАК = 'отчисл' </text:p>
      <text:p text:style-name="P4">AND Н_УЧЕНИКИ.КОНЕЦ &gt; '2012-09-01' </text:p>
      <text:p text:style-name="P3">AND EXISTS(</text:p>
      <text:p text:style-name="P3"><text:tab/>SELECT 1 </text:p>
      <text:p text:style-name="P3"><text:tab/>FROM Н_ПЛАНЫ </text:p>
      <text:p text:style-name="P3"><text:tab/>WHERE Н_ПЛАНЫ.ИД = Н_УЧЕНИКИ.ПЛАН_ИД</text:p>
      <text:p text:style-name="P3"><text:tab/>AND EXISTS(</text:p>
      <text:p text:style-name="P3"><text:tab/><text:tab/>SELECT 1</text:p>
      <text:p text:style-name="P3"><text:tab/><text:tab/>FROM Н_НАПРАВЛЕНИЯ_СПЕЦИАЛ </text:p>
      <text:p text:style-name="P3"><text:tab/><text:tab/>WHERE Н_НАПРАВЛЕНИЯ_СПЕЦИАЛ.ИД = Н_ПЛАНЫ.НАПС_ИД</text:p>
      <text:p text:style-name="P3"><text:tab/><text:tab/>AND EXISTS(</text:p>
      <text:p text:style-name="P3"><text:tab/><text:tab/><text:tab/>SELECT 1</text:p>
      <text:p text:style-name="P3"><text:tab/><text:tab/><text:tab/>FROM Н_НАПР_СПЕЦ </text:p>
      <text:p text:style-name="P3"><text:tab/><text:tab/><text:tab/>WHERE НАИМЕНОВАНИЕ = 'Программная инженерия'</text:p>
      <text:p text:style-name="P3"><text:tab/><text:tab/><text:tab/>AND Н_НАПР_СПЕЦ.ИД = НС_ИД</text:p>
      <text:p text:style-name="P3"><text:tab/><text:tab/>)</text:p>
      <text:p text:style-name="P3"><text:tab/>)</text:p>
      <text:p text:style-name="P3">);</text:p>
      <text:p text:style-name="P3"/>
      <text:p text:style-name="P5">Результат:</text:p>
      <text:p text:style-name="P5">С программной инженерии никто не отчислялся (никогда)</text:p>
      <text:p text:style-name="P4"/>
      <text:p text:style-name="P8">7) Вывести список студентов, имеющих одинаковые имена, но не совпадающие даты рождения.</text:p>
      <text:p text:style-name="P8"/>
      <text:p text:style-name="P31">SELECT ИМЯ, ДАТА_РОЖДЕНИЯ </text:p>
      <text:p text:style-name="P31">FROM Н_ЛЮДИ </text:p>
      <text:p text:style-name="P31">WHERE ИМЯ IN (</text:p>
      <text:p text:style-name="P31"><text:tab/>SELECT ИМЯ </text:p>
      <text:p text:style-name="P31"><text:tab/>FROM Н_ЛЮДИ </text:p>
      <text:p text:style-name="P31"><text:tab/>GROUP BY ИМЯ </text:p>
      <text:p text:style-name="P31"><text:tab/>HAVING COUNT(DISTINCT ДАТА_РОЖДЕНИЯ) &gt; 1</text:p>
      <text:p text:style-name="P31">)</text:p>
      <text:p text:style-name="P31">AND ИМЯ != '.' </text:p>
      <text:p text:style-name="P31">AND ИМЯ != ' ' </text:p>
      <text:p text:style-name="P32">GROUP BY ИМЯ</text:p>
      <text:p text:style-name="P31"><text:soft-page-break/>ORDER BY ИМЯ, ДАТА_РОЖДЕНИЯ;</text:p>
      <text:p text:style-name="P12">Результат:</text:p>
      <text:p text:style-name="P12"><text:s text:c="4"/>ИМЯ <text:s text:c="4"/>| <text:s text:c="3"/>ДАТА_РОЖДЕНИЯ</text:p>
      <text:p text:style-name="P12">------------+---------------------</text:p>
      <text:p text:style-name="P12"><text:s/>Айдар <text:s text:c="5"/>| 1980-04-21 00:00:00</text:p>
      <text:p text:style-name="P12"><text:s/>Айдар <text:s text:c="5"/>| 1991-11-16 00:00:00</text:p>
      <text:p text:style-name="P12"><text:s/>Айдар <text:s text:c="5"/>| 1993-04-20 00:00:00</text:p>
      <text:p text:style-name="P12"><text:s/>Александр <text:s/>| 1973-06-13 00:00:00</text:p>
      <text:p text:style-name="P12"><text:s/>Александр <text:s/>| 1974-01-01 00:00:00</text:p>
      <text:p text:style-name="P12"><text:s/>Александр <text:s/>| 1975-01-01 00:00:00</text:p>
      <text:p text:style-name="P12"><text:s/>Александр <text:s/>| 1976-07-23 00:00:00</text:p>
      <text:p text:style-name="P12"><text:s/>Александр <text:s/>| 1976-12-19 00:00:00</text:p>
      <text:p text:style-name="P12"><text:s/>Александр <text:s/>| 1977-04-20 00:00:00</text:p>
      <text:p text:style-name="P12"><text:s/>Александр <text:s/>| 1977-05-14 00:00:00</text:p>
      <text:p text:style-name="P12"><text:s/>Александр <text:s/>| 1977-05-23 00:00:00</text:p>
      <text:p text:style-name="P12"><text:s/>Александр <text:s/>| 1977-08-15 00:00:00</text:p>
      <text:p text:style-name="P12"><text:s/>Александр <text:s/>| 1978-04-09 00:00:00</text:p>
      <text:p text:style-name="P12"><text:s/>Александр <text:s/>| 1978-06-04 00:00:00</text:p>
      <text:p text:style-name="P12"><text:s/>Александр <text:s/>| 1978-11-11 00:00:00</text:p>
      <text:p text:style-name="P12"><text:s/>Александр <text:s/>| 1979-04-24 00:00:00</text:p>
      <text:p text:style-name="P12"><text:s/>Александр <text:s/>| 1979-05-28 00:00:00</text:p>
      <text:p text:style-name="P12"><text:s/>Александр <text:s/>| 1979-11-07 00:00:00</text:p>
      <text:p text:style-name="P12"><text:s/>Александр <text:s/>| 1979-12-06 00:00:00</text:p>
      <text:p text:style-name="P12"><text:s/>Александр <text:s/>| 1979-12-21 00:00:00</text:p>
      <text:p text:style-name="P12"><text:s/>Александр <text:s/>| 1980-01-25 00:00:00</text:p>
      <text:p text:style-name="P12"><text:s/>Александр <text:s/>| 1980-03-03 00:00:00</text:p>
      <text:p text:style-name="P12"><text:s/>Александр <text:s/>| 1980-04-09 00:00:00</text:p>
      <text:p text:style-name="P12"><text:s/>Александр <text:s/>| 1980-05-13 00:00:00</text:p>
      <text:p text:style-name="P12"><text:s/>Александр <text:s/>| 1980-07-30 00:00:00</text:p>
      <text:p text:style-name="P12"><text:s/>Александр <text:s/>| 1980-09-13 00:00:00</text:p>
      <text:p text:style-name="P12"><text:s/>Александр <text:s/>| 1980-10-25 00:00:00</text:p>
      <text:p text:style-name="P12"><text:s/>Александр <text:s/>| 1980-11-15 00:00:00</text:p>
      <text:p text:style-name="P12"><text:s/>Александр <text:s/>| 1981-01-10 00:00:00</text:p>
      <text:p text:style-name="P12"><text:s/>Александр <text:s/>| 1981-01-22 00:00:00</text:p>
      <text:p text:style-name="P12"><text:s/>Александр <text:s/>| 1981-04-07 00:00:00</text:p>
      <text:p text:style-name="P12"><text:s/>Александр <text:s/>| 1981-06-03 00:00:00</text:p>
      <text:p text:style-name="P12"><text:s/>Александр <text:s/>| 1981-06-21 00:00:00</text:p>
      <text:p text:style-name="P12"><text:s/>Александр <text:s/>| 1981-06-24 00:00:00</text:p>
      <text:p text:style-name="P12"><text:s/>Александр <text:s/>| 1981-08-20 00:00:00</text:p>
      <text:p text:style-name="P12"><text:s/>Александр <text:s/>| 1981-10-18 00:00:00</text:p>
      <text:p text:style-name="P12"><text:s/>Александр <text:s/>| 1981-12-23 00:00:00</text:p>
      <text:p text:style-name="P12"><text:s/>Александр <text:s/>| 1982-01-12 00:00:00</text:p>
      <text:p text:style-name="P12"><text:s/>Александр <text:s/>| 1982-02-03 00:00:00</text:p>
      <text:p text:style-name="P12"><text:s/>Александр <text:s/>| 1982-02-16 00:00:00</text:p>
      <text:p text:style-name="P12"><text:s/>Александр <text:s/>| 1982-03-25 00:00:00</text:p>
      <text:p text:style-name="P12"><text:s/>Александр <text:s/>| 1982-07-04 00:00:00</text:p>
      <text:p text:style-name="P12"><text:s/>Александр <text:s/>| 1982-07-05 00:00:00</text:p>
      <text:p text:style-name="P12"><text:s/>Александр <text:s/>| 1982-07-08 00:00:00</text:p>
      <text:p text:style-name="P12"><text:s/>Александр <text:s/>| 1982-07-19 00:00:00</text:p>
      <text:p text:style-name="P12"><text:s/>Александр <text:s/>| 1982-08-28 00:00:00</text:p>
      <text:p text:style-name="P12">--More--(byte 2094)</text:p>
      <text:p text:style-name="P11"><text:span text:style-name="T18">(</text:span><text:span text:style-name="T6">выводить весь список не стал, поскольку в нём 4</text:span><text:span text:style-name="T18">729</text:span><text:span text:style-name="T6"> строк)</text:span></text:p>
      <text:p text:style-name="P15"><text:soft-page-break/>Вывод</text:p>
      <text:p text:style-name="P13"><text:span text:style-name="T18">Выполняя данную лабораторную работу, я научился писать крупные </text:span><text:span text:style-name="T4">sql-</text:span><text:span text:style-name="T18">запросы, работать с простыми и коррелированными подзапросами, присоединением, сортировкой, понял, как применять </text:span><text:span text:style-name="T4">EXISTS </text:span><text:span text:style-name="T18">и </text:span><text:span text:style-name="T4">IN </text:span><text:span text:style-name="T18">и в целом разобрался, как писать корректные предложения для получения необходимой мне информации из таблицы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По_20_умолчанию" style:display-name="По умолчанию" style:family="paragraph" style:next-style-name="Standard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fo:color="#000000" loext:opacity="100%" style:font-name="Helvetica Neue" fo:font-family="'Helvetica Neue'" style:font-family-generic="roman" style:font-pitch="variable" fo:font-size="11pt" fo:language="ru" fo:country="RU" style:letter-kerning="false" style:font-name-asian="Arial Unicode MS" style:font-family-asian="'Arial Unicode MS'" style:font-family-generic-asian="system" style:font-pitch-asian="variable" style:font-size-asian="11pt" style:language-asian="ru" style:country-asian="RU" style:font-name-complex="Arial Unicode MS" style:font-family-complex="'Arial Unicode M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5T11:57:52.827000000</meta:creation-date>
    <dc:date>2025-05-24T13:15:03.677580442</dc:date>
    <meta:editing-duration>PT2H53M48S</meta:editing-duration>
    <meta:editing-cycles>6</meta:editing-cycles>
    <meta:generator>LibreOffice/7.4.7.2$Linux_X86_64 LibreOffice_project/40$Build-2</meta:generator>
    <meta:document-statistic meta:table-count="0" meta:image-count="0" meta:object-count="0" meta:page-count="8" meta:paragraph-count="268" meta:word-count="1004" meta:character-count="7690" meta:non-whitespace-character-count="6116"/>
  </office:meta>
</office:document-meta>
</file>